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215864.84666545" calcext:value-type="float">
            <text:p><text:s/>1,215,865 <text:s/></text:p>
          </table:table-cell>
          <table:table-cell table:style-name="ce49" office:value-type="float" office:value="107329.328446706" calcext:value-type="float">
            <text:p><text:s/>107,329 <text:s/></text:p>
          </table:table-cell>
          <table:table-cell table:style-name="ce49" office:value-type="float" office:value="1750528.67155144" calcext:value-type="float">
            <text:p><text:s/>1,750,529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6864932.46222222" calcext:value-type="float">
            <text:p><text:s/>6,864,932 <text:s/></text:p>
          </table:table-cell>
          <table:table-cell table:style-name="ce50" office:value-type="float" office:value="2802162" calcext:value-type="float">
            <text:p><text:s/>2,802,162 <text:s/></text:p>
          </table:table-cell>
          <table:table-cell table:style-name="ce50" office:value-type="float" office:value="7289312" calcext:value-type="float">
            <text:p><text:s/>7,289,3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627" calcext:value-type="float">
            <text:p><text:s/>13,6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6210.55555555556" calcext:value-type="float">
            <text:p><text:s/>6,2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7985" calcext:value-type="float">
            <text:p><text:s/>7,98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603127.465709895" calcext:value-type="float">
            <text:p><text:s/>603,127 <text:s/></text:p>
          </table:table-cell>
          <table:table-cell table:style-name="ce50" office:value-type="float" office:value="347255.328446706" calcext:value-type="float">
            <text:p><text:s/>347,255 <text:s/></text:p>
          </table:table-cell>
          <table:table-cell table:style-name="ce50" office:value-type="float" office:value="516831.671551437" calcext:value-type="float">
            <text:p><text:s/>516,8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28.7602" calcext:value-type="float">
            <text:p><text:s/>5,32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471459.28762222" calcext:value-type="float">
            <text:p><text:s/>7,471,459 <text:s/></text:p>
          </table:table-cell>
          <table:table-cell table:style-name="ce51" office:value-type="float" office:value="2562236" calcext:value-type="float">
            <text:p><text:s/>2,562,236 <text:s/></text:p>
          </table:table-cell>
          <table:table-cell table:style-name="ce51" office:value-type="float" office:value="8523009" calcext:value-type="float">
            <text:p><text:s/>8,523,00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13.2398" calcext:value-type="float">
            <text:p><text:s/>313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85.3999999999913" calcext:value-type="float">
            <text:p><text:s/>-85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809013.72103356" calcext:value-type="float">
            <text:p><text:s/>6,809,014 <text:s/></text:p>
          </table:table-cell>
          <table:table-cell table:style-name="ce50" office:value-type="float" office:value="2562236" calcext:value-type="float">
            <text:p><text:s/>2,562,236 <text:s/></text:p>
          </table:table-cell>
          <table:table-cell table:style-name="ce50" office:value-type="float" office:value="5195610" calcext:value-type="float">
            <text:p><text:s/>5,195,6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77067.1122" calcext:value-type="float">
            <text:p><text:s/>1,577,06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948949.07666667" calcext:value-type="float">
            <text:p><text:s/>1,948,949 <text:s/></text:p>
          </table:table-cell>
          <table:table-cell table:style-name="ce50" office:value-type="float" office:value="2562236" calcext:value-type="float">
            <text:p><text:s/>2,562,23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869" calcext:value-type="float">
            <text:p><text:s/>16,8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1213487.4206" calcext:value-type="float">
            <text:p><text:s/>1,213,4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560198.1122" calcext:value-type="float">
            <text:p><text:s/>1,560,19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308958.21555556" calcext:value-type="float">
            <text:p><text:s/>3,308,9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95610" calcext:value-type="float">
            <text:p><text:s/>5,195,6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37619.008211333" calcext:value-type="float">
            <text:p><text:s/>337,619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447337.91323778" calcext:value-type="float">
            <text:p><text:s/>2,447,3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956700" calcext:value-type="float">
            <text:p><text:s/>1,956,7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447337.91323778" calcext:value-type="float">
            <text:p><text:s/>2,447,3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956700" calcext:value-type="float">
            <text:p><text:s/>1,956,7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67023.257877111" calcext:value-type="float">
            <text:p><text:s/>267,0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557" calcext:value-type="float">
            <text:p><text:s/>108,5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28" calcext:value-type="float">
            <text:p><text:s/>10,32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4388.33888888889" calcext:value-type="float">
            <text:p><text:s/>4,3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45" calcext:value-type="float">
            <text:p><text:s/>5,1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13" calcext:value-type="float">
            <text:p><text:s/>1,3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85367.8088888889" calcext:value-type="float">
            <text:p><text:s/>85,3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3412" calcext:value-type="float">
            <text:p><text:s/>103,4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015" calcext:value-type="float">
            <text:p><text:s/>9,01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77267.110099333" calcext:value-type="float">
            <text:p><text:s/>177,26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325967.986099" calcext:value-type="float">
            <text:p><text:s/>325,96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259.2398" calcext:value-type="float">
            <text:p><text:s/>1,259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516877.63585033" calcext:value-type="float">
            <text:p><text:s/>2,516,87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218842" calcext:value-type="float">
            <text:p><text:s/>3,218,84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68358.8878" calcext:value-type="float">
            <text:p><text:s/>368,359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516877.63585033" calcext:value-type="float">
            <text:p><text:s/>2,516,87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218842" calcext:value-type="float">
            <text:p><text:s/>3,218,84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68358.8878" calcext:value-type="float">
            <text:p><text:s/>368,359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444649.642517" calcext:value-type="float">
            <text:p><text:s/>2,444,6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16556" calcext:value-type="float">
            <text:p><text:s/>3,116,5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7702.8878" calcext:value-type="float">
            <text:p><text:s/>367,70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6884.6666666667" calcext:value-type="float">
            <text:p><text:s/>16,8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800" calcext:value-type="float">
            <text:p><text:s/>25,8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9938.35" calcext:value-type="float">
            <text:p><text:s/>9,9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95" calcext:value-type="float">
            <text:p><text:s/>10,6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86" calcext:value-type="float">
            <text:p><text:s/>3,48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890.67222222222" calcext:value-type="float">
            <text:p><text:s/>3,8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45" calcext:value-type="float">
            <text:p><text:s/>5,9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28.7955555555556" calcext:value-type="float">
            <text:p><text:s/>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" calcext:value-type="float">
            <text:p><text:s/>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94078.69" calcext:value-type="float">
            <text:p><text:s/>94,0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1116" calcext:value-type="float">
            <text:p><text:s/>141,1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329105.895555556" calcext:value-type="float">
            <text:p><text:s/>329,1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7676" calcext:value-type="float">
            <text:p><text:s/>487,6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4" calcext:value-type="float">
            <text:p><text:s/>6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7884.3911111111" calcext:value-type="float">
            <text:p><text:s/>77,8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4594" calcext:value-type="float">
            <text:p><text:s/>114,5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4" calcext:value-type="float">
            <text:p><text:s/>6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7088.9422222222" calcext:value-type="float">
            <text:p>( 37,089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4206" calcext:value-type="float">
            <text:p>( 54,20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04" calcext:value-type="float">
            <text:p>( 604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40795.4488888889" calcext:value-type="float">
            <text:p>( 40,79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60388" calcext:value-type="float">
            <text:p>( 60,38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67341.613333333" calcext:value-type="float">
            <text:p><text:s/>167,3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026" calcext:value-type="float">
            <text:p><text:s/>248,0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72414.6788888889" calcext:value-type="float">
            <text:p><text:s/>72,4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7537" calcext:value-type="float">
            <text:p><text:s/>107,5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1465.2122222222" calcext:value-type="float">
            <text:p><text:s/>11,465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7519" calcext:value-type="float">
            <text:p><text:s/>17,51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71.111111111111" calcext:value-type="float">
            <text:p><text:s/>1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20" calcext:value-type="float">
            <text:p><text:s/>2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968.577777777778" calcext:value-type="float">
            <text:p><text:s/>9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80" calcext:value-type="float">
            <text:p><text:s/>1,4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657274.81" calcext:value-type="float">
            <text:p><text:s/>1,657,2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33659" calcext:value-type="float">
            <text:p><text:s/>2,433,6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656" calcext:value-type="float">
            <text:p><text:s/>34,6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328533.55888889" calcext:value-type="float">
            <text:p><text:s/>1,328,5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72525" calcext:value-type="float">
            <text:p><text:s/>1,972,5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28741.251111111" calcext:value-type="float">
            <text:p><text:s/>328,7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61134" calcext:value-type="float">
            <text:p><text:s/>461,1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656" calcext:value-type="float">
            <text:p><text:s/>34,6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303035.411405889" calcext:value-type="float">
            <text:p><text:s/>303,0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777" calcext:value-type="float">
            <text:p><text:s/>9,7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1406.8878" calcext:value-type="float">
            <text:p><text:s/>291,4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299698.744739222" calcext:value-type="float">
            <text:p><text:s/>299,6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777" calcext:value-type="float">
            <text:p><text:s/>9,7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7116.8878" calcext:value-type="float">
            <text:p><text:s/>287,1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3336.66666666667" calcext:value-type="float">
            <text:p><text:s/>3,3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290" calcext:value-type="float">
            <text:p><text:s/>4,2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2565.6666666667" calcext:value-type="float">
            <text:p><text:s/>22,5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9013" calcext:value-type="float">
            <text:p><text:s/>29,0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6202.99555555556" calcext:value-type="float">
            <text:p><text:s/>6,203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364" calcext:value-type="float">
            <text:p><text:s/>36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7669" calcext:value-type="float">
            <text:p><text:s/>7,669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" calcext:value-type="float">
            <text:p><text:s/>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497" calcext:value-type="float">
            <text:p><text:s/>4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39" calcext:value-type="float">
            <text:p><text:s/>63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23.477777777778" calcext:value-type="float">
            <text:p><text:s/>3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" calcext:value-type="float">
            <text:p><text:s/>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7" calcext:value-type="float">
            <text:p><text:s/>3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23.477777777778" calcext:value-type="float">
            <text:p><text:s/>3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" calcext:value-type="float">
            <text:p><text:s/>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7" calcext:value-type="float">
            <text:p><text:s/>3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22.9055555555556" calcext:value-type="float">
            <text:p><text:s/>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" calcext:value-type="float">
            <text:p><text:s/>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22.9055555555556" calcext:value-type="float">
            <text:p><text:s/>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" calcext:value-type="float">
            <text:p><text:s/>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67089.9133333333" calcext:value-type="float">
            <text:p><text:s/>67,0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1878" calcext:value-type="float">
            <text:p><text:s/>101,8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9" calcext:value-type="float">
            <text:p><text:s/>29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34.4" calcext:value-type="float">
            <text:p><text:s/>13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17.777777777778" calcext:value-type="float">
            <text:p><text:s/>2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80" calcext:value-type="float">
            <text:p><text:s/>28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6596.9788888889" calcext:value-type="float">
            <text:p><text:s/>16,5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349" calcext:value-type="float">
            <text:p><text:s/>25,3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50140.7566666667" calcext:value-type="float">
            <text:p><text:s/>50,14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76529" calcext:value-type="float">
            <text:p><text:s/>76,52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9" calcext:value-type="float">
            <text:p><text:s/>1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791.69666666667" calcext:value-type="float">
            <text:p><text:s/>4,79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03" calcext:value-type="float">
            <text:p><text:s/>30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3909510.016" calcext:value-type="float">
            <text:p><text:s/>13,909,51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909510.016" calcext:value-type="float">
            <text:p><text:s/>13,909,51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3909510.016" calcext:value-type="float">
            <text:p><text:s/>13,909,51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909510.016" calcext:value-type="float">
            <text:p><text:s/>13,909,51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118100" calcext:value-type="float">
            <text:p><text:s/>118,100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701664.0395556" calcext:value-type="float">
            <text:p><text:s/>20,701,664 <text:s/></text:p>
          </table:table-cell>
          <table:table-cell table:style-name="ce50" office:value-type="float" office:value="18837200" calcext:value-type="float">
            <text:p><text:s/>18,837,2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0003.426" calcext:value-type="float">
            <text:p><text:s/>680,00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88539.24872626" calcext:value-type="float">
            <text:p><text:s/>2,088,5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0120.844444445" calcext:value-type="float">
            <text:p><text:s/>570,1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1693.511111111" calcext:value-type="float">
            <text:p><text:s/>321,69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779046.736477956" calcext:value-type="float">
            <text:p><text:s/>-779,047 <text:s/></text:p>
          </table:table-cell>
          <table:table-cell table:style-name="ce50" office:value-type="float" office:value="-1053400" calcext:value-type="float">
            <text:p><text:s/>-1,053,4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85304.718" calcext:value-type="float">
            <text:p><text:s/>-85,30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618457.1717517" calcext:value-type="float">
            <text:p><text:s/>18,618,457 <text:s/></text:p>
          </table:table-cell>
          <table:table-cell table:style-name="ce51" office:value-type="float" office:value="20008700" calcext:value-type="float">
            <text:p><text:s/>20,008,70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65308.144" calcext:value-type="float">
            <text:p><text:s/>765,30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65326.19442735" calcext:value-type="float">
            <text:p><text:s/>2,565,3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307.326" calcext:value-type="float">
            <text:p><text:s/>12,30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83" calcext:value-type="float">
            <text:p><text:s/>-183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06846.825" calcext:value-type="float">
            <text:p><text:s/>206,847 <text:s/></text:p>
          </table:table-cell>
          <table:table-cell table:style-name="ce50" office:value-type="float" office:value="2337681.34" calcext:value-type="float">
            <text:p><text:s/>2,337,681 <text:s/></text:p>
          </table:table-cell>
          <table:table-cell table:style-name="ce50" office:value-type="float" office:value="189104.338" calcext:value-type="float">
            <text:p><text:s/>189,104 <text:s/></text:p>
          </table:table-cell>
          <table:table-cell table:style-name="ce50" office:value-type="float" office:value="21320796.8333333" calcext:value-type="float">
            <text:p><text:s/>21,320,797 <text:s/></text:p>
          </table:table-cell>
          <table:table-cell table:style-name="ce50" office:value-type="float" office:value="20008700" calcext:value-type="float">
            <text:p><text:s/>20,008,7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020659.5" calcext:value-type="float">
            <text:p><text:s/>20,020,660 <text:s/></text:p>
          </table:table-cell>
          <table:table-cell table:style-name="ce50" office:value-type="float" office:value="20008700" calcext:value-type="float">
            <text:p><text:s/>20,008,7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0137.33333333" calcext:value-type="float">
            <text:p><text:s/>1,300,13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06846.825" calcext:value-type="float">
            <text:p><text:s/>206,847 <text:s/></text:p>
          </table:table-cell>
          <table:table-cell table:style-name="ce51" office:value-type="float" office:value="2337681.34" calcext:value-type="float">
            <text:p><text:s/>2,337,681 <text:s/></text:p>
          </table:table-cell>
          <table:table-cell table:style-name="ce51" office:value-type="float" office:value="189104.338" calcext:value-type="float">
            <text:p><text:s/>189,104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48948.46" calcext:value-type="float">
            <text:p><text:s/>848,948 <text:s/></text:p>
          </table:table-cell>
          <table:table-cell table:style-name="ce50" office:value-type="float" office:value="5390547.92" calcext:value-type="float">
            <text:p><text:s/>5,390,548 <text:s/></text:p>
          </table:table-cell>
          <table:table-cell table:style-name="ce50" office:value-type="float" office:value="307705.7" calcext:value-type="float">
            <text:p><text:s/>307,706 <text:s/></text:p>
          </table:table-cell>
          <table:table-cell table:style-name="ce50" office:value-type="float" office:value="22573328.0058706" calcext:value-type="float">
            <text:p><text:s/>22,573,3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7848" calcext:value-type="float">
            <text:p><text:s/>1,077,848 <text:s/></text:p>
          </table:table-cell>
          <table:table-cell table:style-name="ce50" office:value-type="float" office:value="981164.104" calcext:value-type="float">
            <text:p><text:s/>981,1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48948.46" calcext:value-type="float">
            <text:p><text:s/>848,948 <text:s/></text:p>
          </table:table-cell>
          <table:table-cell table:style-name="ce50" office:value-type="float" office:value="5390547.92" calcext:value-type="float">
            <text:p><text:s/>5,390,548 <text:s/></text:p>
          </table:table-cell>
          <table:table-cell table:style-name="ce50" office:value-type="float" office:value="307705.7" calcext:value-type="float">
            <text:p><text:s/>307,706 <text:s/></text:p>
          </table:table-cell>
          <table:table-cell table:style-name="ce50" office:value-type="float" office:value="20586131.3845061" calcext:value-type="float">
            <text:p><text:s/>20,586,13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7848" calcext:value-type="float">
            <text:p><text:s/>1,077,848 <text:s/></text:p>
          </table:table-cell>
          <table:table-cell table:style-name="ce50" office:value-type="float" office:value="912409.063286667" calcext:value-type="float">
            <text:p><text:s/>912,40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987196.62136444" calcext:value-type="float">
            <text:p><text:s/>1,987,19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68755.0407133333" calcext:value-type="float">
            <text:p><text:s/>68,7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23845.153" calcext:value-type="float">
            <text:p><text:s/>123,845 <text:s/></text:p>
          </table:table-cell>
          <table:table-cell table:style-name="ce50" office:value-type="float" office:value="1507545.622" calcext:value-type="float">
            <text:p><text:s/>1,507,54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60700.75866667" calcext:value-type="float">
            <text:p><text:s/>2,260,7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7848" calcext:value-type="float">
            <text:p><text:s/>1,077,848 <text:s/></text:p>
          </table:table-cell>
          <table:table-cell table:style-name="ce50" office:value-type="float" office:value="50245.538" calcext:value-type="float">
            <text:p><text:s/>50,2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7.2" calcext:value-type="float">
            <text:p><text:s/>22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2883" calcext:value-type="float">
            <text:p><text:s/>22,8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2981.577777778" calcext:value-type="float">
            <text:p><text:s/>162,98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00962.153" calcext:value-type="float">
            <text:p><text:s/>100,962 <text:s/></text:p>
          </table:table-cell>
          <table:table-cell table:style-name="ce50" office:value-type="float" office:value="1507545.622" calcext:value-type="float">
            <text:p><text:s/>1,507,5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.4666666666667" calcext:value-type="float">
            <text:p><text:s/>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91917.72533333" calcext:value-type="float">
            <text:p><text:s/>2,091,9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7848" calcext:value-type="float">
            <text:p><text:s/>1,077,848 <text:s/></text:p>
          </table:table-cell>
          <table:table-cell table:style-name="ce50" office:value-type="float" office:value="50245.538" calcext:value-type="float">
            <text:p><text:s/>50,2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45.56666666667" calcext:value-type="float">
            <text:p><text:s/>5,0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15.222222222222" calcext:value-type="float">
            <text:p><text:s/>51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361505.27" calcext:value-type="float">
            <text:p><text:s/>361,505 <text:s/></text:p>
          </table:table-cell>
          <table:table-cell table:style-name="ce52" office:value-type="float" office:value="1545320.958" calcext:value-type="float">
            <text:p><text:s/>1,545,321 <text:s/></text:p>
          </table:table-cell>
          <table:table-cell table:style-name="ce52" office:value-type="float" office:value="110144.825" calcext:value-type="float">
            <text:p><text:s/>110,14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56934.212" calcext:value-type="float">
            <text:p><text:s/>156,93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8456.537" calcext:value-type="float">
            <text:p><text:s/>8,457 <text:s/></text:p>
          </table:table-cell>
          <table:table-cell table:style-name="ce52" office:value-type="float" office:value="15044961.3911949" calcext:value-type="float">
            <text:p><text:s/>15,044,96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683919.384" calcext:value-type="float">
            <text:p><text:s/>1,683,91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56934.212" calcext:value-type="float">
            <text:p><text:s/>156,93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8456.537" calcext:value-type="float">
            <text:p><text:s/>8,457 <text:s/></text:p>
          </table:table-cell>
          <table:table-cell table:style-name="ce52" office:value-type="float" office:value="11421641.0115556" calcext:value-type="float">
            <text:p><text:s/>11,421,64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683919.384" calcext:value-type="float">
            <text:p><text:s/>1,683,9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46697.212" calcext:value-type="float">
            <text:p><text:s/>146,6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56.537" calcext:value-type="float">
            <text:p><text:s/>8,457 <text:s/></text:p>
          </table:table-cell>
          <table:table-cell table:style-name="ce50" office:value-type="float" office:value="4151899.13866667" calcext:value-type="float">
            <text:p><text:s/>4,151,8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8372.508" calcext:value-type="float">
            <text:p><text:s/>118,3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693.4888888889" calcext:value-type="float">
            <text:p><text:s/>61,6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88" calcext:value-type="float">
            <text:p><text:s/>4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24117.806222222" calcext:value-type="float">
            <text:p><text:s/>424,1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12.726" calcext:value-type="float">
            <text:p><text:s/>1,4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02047.340888889" calcext:value-type="float">
            <text:p><text:s/>802,0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21.528" calcext:value-type="float">
            <text:p><text:s/>6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762.6906666667" calcext:value-type="float">
            <text:p><text:s/>31,7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5.036" calcext:value-type="float">
            <text:p><text:s/>2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94.9288888889" calcext:value-type="float">
            <text:p><text:s/>11,9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20.11" calcext:value-type="float">
            <text:p><text:s/>2,9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9362.987111111" calcext:value-type="float">
            <text:p><text:s/>399,3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.864" calcext:value-type="float">
            <text:p><text:s/>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50.84888888889" calcext:value-type="float">
            <text:p><text:s/>2,2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64.44" calcext:value-type="float">
            <text:p><text:s/>9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405.015555556" calcext:value-type="float">
            <text:p><text:s/>144,4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7.94" calcext:value-type="float">
            <text:p><text:s/>5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8757.793333333" calcext:value-type="float">
            <text:p><text:s/>138,7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7.94" calcext:value-type="float">
            <text:p><text:s/>5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8757.793333333" calcext:value-type="float">
            <text:p>( 138,75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17.94" calcext:value-type="float">
            <text:p>( 51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5647.22222222222" calcext:value-type="float">
            <text:p><text:s/>5,647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947.9577777778" calcext:value-type="float">
            <text:p><text:s/>74,9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2.92" calcext:value-type="float">
            <text:p><text:s/>3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714.770666667" calcext:value-type="float">
            <text:p><text:s/>109,7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.506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803146.240888889" calcext:value-type="float">
            <text:p><text:s/>803,14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479.128" calcext:value-type="float">
            <text:p><text:s/>3,4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5943.935111111" calcext:value-type="float">
            <text:p><text:s/>495,9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5726.586" calcext:value-type="float">
            <text:p><text:s/>65,7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443.7977777778" calcext:value-type="float">
            <text:p><text:s/>39,4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.93" calcext:value-type="float">
            <text:p><text:s/>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6500.137333333" calcext:value-type="float">
            <text:p><text:s/>456,5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5717.656" calcext:value-type="float">
            <text:p><text:s/>65,7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6839.6915555556" calcext:value-type="float">
            <text:p>( 26,84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481.554" calcext:value-type="float">
            <text:p>( 7,48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75740.181333333" calcext:value-type="float">
            <text:p>( 175,740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754.172" calcext:value-type="float">
            <text:p>( 3,75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46209.212" calcext:value-type="float">
            <text:p><text:s/>146,2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56.537" calcext:value-type="float">
            <text:p><text:s/>8,457 <text:s/></text:p>
          </table:table-cell>
          <table:table-cell table:style-name="ce50" office:value-type="float" office:value="452558.308888889" calcext:value-type="float">
            <text:p><text:s/>452,5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474.73" calcext:value-type="float">
            <text:p><text:s/>9,4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46209.212" calcext:value-type="float">
            <text:p><text:s/>146,2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56.537" calcext:value-type="float">
            <text:p><text:s/>8,457 <text:s/></text:p>
          </table:table-cell>
          <table:table-cell table:style-name="ce50" office:value-type="float" office:value="413561.030222222" calcext:value-type="float">
            <text:p><text:s/>413,5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067.362" calcext:value-type="float">
            <text:p><text:s/>8,0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997.2786666667" calcext:value-type="float">
            <text:p><text:s/>38,9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07.368" calcext:value-type="float">
            <text:p><text:s/>1,4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63.644444444444" calcext:value-type="float">
            <text:p>( 364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937.6604444445" calcext:value-type="float">
            <text:p><text:s/>95,9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18.724" calcext:value-type="float">
            <text:p><text:s/>5,419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9831.0635555556" calcext:value-type="float">
            <text:p><text:s/>19,83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08.962" calcext:value-type="float">
            <text:p><text:s/>2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126.7844444444" calcext:value-type="float">
            <text:p><text:s/>56,1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13.11" calcext:value-type="float">
            <text:p><text:s/>3,8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319.2324444444" calcext:value-type="float">
            <text:p><text:s/>28,3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50.232" calcext:value-type="float">
            <text:p><text:s/>1,4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208.6328888889" calcext:value-type="float">
            <text:p><text:s/>35,2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665.966" calcext:value-type="float">
            <text:p><text:s/>21,6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17.66666666667" calcext:value-type="float">
            <text:p><text:s/>2,3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211.777777778" calcext:value-type="float">
            <text:p><text:s/>100,21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30738.63333333" calcext:value-type="float">
            <text:p><text:s/>4,330,7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124.5444444444" calcext:value-type="float">
            <text:p><text:s/>56,1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32184.84444444" calcext:value-type="float">
            <text:p><text:s/>4,032,18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057.1555555556" calcext:value-type="float">
            <text:p><text:s/>42,0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0372.088888889" calcext:value-type="float">
            <text:p><text:s/>200,3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5637.066666667" calcext:value-type="float">
            <text:p><text:s/>935,63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34.13333333333" calcext:value-type="float">
            <text:p><text:s/>8,43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27202.933333333" calcext:value-type="float">
            <text:p><text:s/>927,20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94" calcext:value-type="float">
            <text:p><text:s/>39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59775.415555556" calcext:value-type="float">
            <text:p><text:s/>959,7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0.74" calcext:value-type="float">
            <text:p><text:s/>1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88" calcext:value-type="float">
            <text:p><text:s/>2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7963.1546666667" calcext:value-type="float">
            <text:p><text:s/>87,9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5.382" calcext:value-type="float">
            <text:p><text:s/>15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80.7" calcext:value-type="float">
            <text:p><text:s/>11,3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322.6888888889" calcext:value-type="float">
            <text:p><text:s/>30,3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492.8888888889" calcext:value-type="float">
            <text:p><text:s/>16,4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57.3777777778" calcext:value-type="float">
            <text:p><text:s/>14,3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6" calcext:value-type="float">
            <text:p><text:s/>1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20748.572" calcext:value-type="float">
            <text:p><text:s/>720,7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.358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90" calcext:value-type="float">
            <text:p><text:s/>9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8510.0333333333" calcext:value-type="float">
            <text:p><text:s/>78,51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9843" calcext:value-type="float">
            <text:p><text:s/>9,843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043590.75733333" calcext:value-type="float">
            <text:p><text:s/>1,043,59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565386.136" calcext:value-type="float">
            <text:p><text:s/>1,565,3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23320.37963936" calcext:value-type="float">
            <text:p><text:s/>3,623,3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23320.37963936" calcext:value-type="float">
            <text:p><text:s/>3,623,3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316071.33333333" calcext:value-type="float">
            <text:p>( 2,316,071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240303.776" calcext:value-type="float">
            <text:p><text:s/>5,240,30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240303.776" calcext:value-type="float">
            <text:p><text:s/>5,240,30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70464" calcext:value-type="float">
            <text:p><text:s/>870,4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96729" calcext:value-type="float">
            <text:p><text:s/>96,72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61905.2" calcext:value-type="float">
            <text:p><text:s/>361,90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60.74" calcext:value-type="float">
            <text:p><text:s/>-161 <text:s/></text:p>
          </table:table-cell>
          <table:table-cell table:style-name="ce50" office:value-type="float" office:value="2082" calcext:value-type="float">
            <text:p><text:s/>2,082 <text:s/></text:p>
          </table:table-cell>
          <table:table-cell table:style-name="ce50" office:value-type="float" office:value="310842.2" calcext:value-type="float">
            <text:p><text:s/>310,842 <text:s/></text:p>
          </table:table-cell>
          <table:table-cell table:style-name="ce50" office:value-type="float" office:value="43038.2343589744" calcext:value-type="float">
            <text:p><text:s/>43,0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74" calcext:value-type="float">
            <text:p><text:s/>5,574 <text:s/></text:p>
          </table:table-cell>
          <table:table-cell table:style-name="ce50" office:value-type="float" office:value="26059.9504944509" calcext:value-type="float">
            <text:p><text:s/>26,060 <text:s/></text:p>
          </table:table-cell>
          <table:table-cell table:style-name="ce50" office:value-type="float" office:value="101020.049505549" calcext:value-type="float">
            <text:p><text:s/>101,020 <text:s/></text:p>
          </table:table-cell>
          <table:table-cell table:style-name="ce50" office:value-type="float" office:value="-3291" calcext:value-type="float">
            <text:p><text:s/>-3,29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60.74" calcext:value-type="float">
            <text:p><text:s/>161 <text:s/></text:p>
          </table:table-cell>
          <table:table-cell table:style-name="ce51" office:value-type="float" office:value="-2082" calcext:value-type="float">
            <text:p><text:s/>-2,082 <text:s/></text:p>
          </table:table-cell>
          <table:table-cell table:style-name="ce51" office:value-type="float" office:value="559621.8" calcext:value-type="float">
            <text:p><text:s/>559,622 <text:s/></text:p>
          </table:table-cell>
          <table:table-cell table:style-name="ce51" office:value-type="float" office:value="-43038.2343589744" calcext:value-type="float">
            <text:p><text:s/>-43,03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5574" calcext:value-type="float">
            <text:p><text:s/>-5,574 <text:s/></text:p>
          </table:table-cell>
          <table:table-cell table:style-name="ce51" office:value-type="float" office:value="-26059.9504944509" calcext:value-type="float">
            <text:p><text:s/>-26,060 <text:s/></text:p>
          </table:table-cell>
          <table:table-cell table:style-name="ce51" office:value-type="float" office:value="-559654.249505549" calcext:value-type="float">
            <text:p><text:s/>-559,654 <text:s/></text:p>
          </table:table-cell>
          <table:table-cell table:style-name="ce51" office:value-type="float" office:value="3291" calcext:value-type="float">
            <text:p><text:s/>3,29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71446.8" calcext:value-type="float">
            <text:p><text:s/>1,271,447 <text:s/></text:p>
          </table:table-cell>
          <table:table-cell table:style-name="ce50" office:value-type="float" office:value="146408" calcext:value-type="float">
            <text:p><text:s/>146,4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19" calcext:value-type="float">
            <text:p><text:s/>1,319 <text:s/></text:p>
          </table:table-cell>
          <table:table-cell table:style-name="ce50" office:value-type="float" office:value="8585.27790825733" calcext:value-type="float">
            <text:p><text:s/>8,585 <text:s/></text:p>
          </table:table-cell>
          <table:table-cell table:style-name="ce50" office:value-type="float" office:value="39267.7220917427" calcext:value-type="float">
            <text:p><text:s/>39,268 <text:s/></text:p>
          </table:table-cell>
          <table:table-cell table:style-name="ce50" office:value-type="float" office:value="351" calcext:value-type="float">
            <text:p><text:s/>35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65" calcext:value-type="float">
            <text:p><text:s/>16,0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65" calcext:value-type="float">
            <text:p><text:s/>16,0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508" calcext:value-type="float">
            <text:p><text:s/>21,508 <text:s/></text:p>
          </table:table-cell>
          <table:table-cell table:style-name="ce50" office:value-type="float" office:value="3384611" calcext:value-type="float">
            <text:p><text:s/>3,384,611 <text:s/></text:p>
          </table:table-cell>
          <table:table-cell table:style-name="ce50" office:value-type="float" office:value="2976162.23435897" calcext:value-type="float">
            <text:p><text:s/>2,976,1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41" calcext:value-type="float">
            <text:p><text:s/>30,641 <text:s/></text:p>
          </table:table-cell>
          <table:table-cell table:style-name="ce50" office:value-type="float" office:value="176875.573302708" calcext:value-type="float">
            <text:p><text:s/>176,876 <text:s/></text:p>
          </table:table-cell>
          <table:table-cell table:style-name="ce50" office:value-type="float" office:value="727501.426697292" calcext:value-type="float">
            <text:p><text:s/>727,501 <text:s/></text:p>
          </table:table-cell>
          <table:table-cell table:style-name="ce50" office:value-type="float" office:value="97381" calcext:value-type="float">
            <text:p><text:s/>97,38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508" calcext:value-type="float">
            <text:p><text:s/>21,508 <text:s/></text:p>
          </table:table-cell>
          <table:table-cell table:style-name="ce50" office:value-type="float" office:value="3384611" calcext:value-type="float">
            <text:p><text:s/>3,384,611 <text:s/></text:p>
          </table:table-cell>
          <table:table-cell table:style-name="ce50" office:value-type="float" office:value="769224.685128205" calcext:value-type="float">
            <text:p><text:s/>769,2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41" calcext:value-type="float">
            <text:p><text:s/>30,641 <text:s/></text:p>
          </table:table-cell>
          <table:table-cell table:style-name="ce50" office:value-type="float" office:value="176875.573302708" calcext:value-type="float">
            <text:p><text:s/>176,876 <text:s/></text:p>
          </table:table-cell>
          <table:table-cell table:style-name="ce50" office:value-type="float" office:value="727501.426697292" calcext:value-type="float">
            <text:p><text:s/>727,501 <text:s/></text:p>
          </table:table-cell>
          <table:table-cell table:style-name="ce50" office:value-type="float" office:value="97381" calcext:value-type="float">
            <text:p><text:s/>97,38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206937.54923077" calcext:value-type="float">
            <text:p><text:s/>2,206,93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61" calcext:value-type="float">
            <text:p><text:s/>3,3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66" calcext:value-type="float">
            <text:p><text:s/>12,96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" calcext:value-type="float">
            <text:p><text:s/>22 <text:s/></text:p>
          </table:table-cell>
          <table:table-cell table:style-name="ce50" office:value-type="float" office:value="233" calcext:value-type="float">
            <text:p><text:s/>23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" calcext:value-type="float">
            <text:p><text:s/>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" calcext:value-type="float">
            <text:p><text:s/>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4" calcext:value-type="float">
            <text:p><text:s/>1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61" calcext:value-type="float">
            <text:p><text:s/>3,3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58" calcext:value-type="float">
            <text:p><text:s/>6,8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" calcext:value-type="float">
            <text:p><text:s/>22 <text:s/></text:p>
          </table:table-cell>
          <table:table-cell table:style-name="ce50" office:value-type="float" office:value="80" calcext:value-type="float">
            <text:p><text:s/>8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12" calcext:value-type="float">
            <text:p><text:s/>5,8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03" calcext:value-type="float">
            <text:p><text:s/>20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60.74" calcext:value-type="float">
            <text:p><text:s/>16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672786" calcext:value-type="float">
            <text:p><text:s/>2,672,786 <text:s/></text:p>
          </table:table-cell>
          <table:table-cell table:style-name="ce52" office:value-type="float" office:value="2773750" calcext:value-type="float">
            <text:p><text:s/>2,773,75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3748" calcext:value-type="float">
            <text:p><text:s/>23,748 <text:s/></text:p>
          </table:table-cell>
          <table:table-cell table:style-name="ce52" office:value-type="float" office:value="142230.3449" calcext:value-type="float">
            <text:p><text:s/>142,230 <text:s/></text:p>
          </table:table-cell>
          <table:table-cell table:style-name="ce52" office:value-type="float" office:value="128557.4551" calcext:value-type="float">
            <text:p><text:s/>128,557 <text:s/></text:p>
          </table:table-cell>
          <table:table-cell table:style-name="ce52" office:value-type="float" office:value="100088" calcext:value-type="float">
            <text:p><text:s/>100,08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60.74" calcext:value-type="float">
            <text:p><text:s/>16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96" calcext:value-type="float">
            <text:p><text:s/>396 <text:s/></text:p>
          </table:table-cell>
          <table:table-cell table:style-name="ce52" office:value-type="float" office:value="2773750" calcext:value-type="float">
            <text:p><text:s/>2,773,75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3748" calcext:value-type="float">
            <text:p><text:s/>23,748 <text:s/></text:p>
          </table:table-cell>
          <table:table-cell table:style-name="ce52" office:value-type="float" office:value="142230.3449" calcext:value-type="float">
            <text:p><text:s/>142,230 <text:s/></text:p>
          </table:table-cell>
          <table:table-cell table:style-name="ce52" office:value-type="float" office:value="128557.4551" calcext:value-type="float">
            <text:p><text:s/>128,557 <text:s/></text:p>
          </table:table-cell>
          <table:table-cell table:style-name="ce52" office:value-type="float" office:value="100088" calcext:value-type="float">
            <text:p><text:s/>100,0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6" calcext:value-type="float">
            <text:p><text:s/>396 <text:s/></text:p>
          </table:table-cell>
          <table:table-cell table:style-name="ce50" office:value-type="float" office:value="21093" calcext:value-type="float">
            <text:p><text:s/>21,0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222" calcext:value-type="float">
            <text:p><text:s/>14,2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6" calcext:value-type="float">
            <text:p><text:s/>4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19" calcext:value-type="float">
            <text:p><text:s/>2,3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753" calcext:value-type="float">
            <text:p><text:s/>5,7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9" calcext:value-type="float">
            <text:p><text:s/>8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1" calcext:value-type="float">
            <text:p><text:s/>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" calcext:value-type="float">
            <text:p><text:s/>1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0" calcext:value-type="float">
            <text:p><text:s/>1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" calcext:value-type="float">
            <text:p><text:s/>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8" calcext:value-type="float">
            <text:p><text:s/>8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5" calcext:value-type="float">
            <text:p><text:s/>1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" calcext:value-type="float">
            <text:p><text:s/>1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1" calcext:value-type="float">
            <text:p><text:s/>3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" calcext:value-type="float">
            <text:p><text:s/>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4" calcext:value-type="float">
            <text:p><text:s/>3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" calcext:value-type="float">
            <text:p><text:s/>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74" calcext:value-type="float">
            <text:p>( 37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37" calcext:value-type="float">
            <text:p>( 3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" calcext:value-type="float">
            <text:p><text:s/>7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1" calcext:value-type="float">
            <text:p><text:s/>2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9" calcext:value-type="float">
            <text:p><text:s/>5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3" calcext:value-type="float">
            <text:p><text:s/>3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901" calcext:value-type="float">
            <text:p><text:s/>1,901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0" calcext:value-type="float">
            <text:p><text:s/>7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5" calcext:value-type="float">
            <text:p><text:s/>5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5" calcext:value-type="float">
            <text:p><text:s/>1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0" calcext:value-type="float">
            <text:p>( 3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3" calcext:value-type="float">
            <text:p>( 3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45" calcext:value-type="float">
            <text:p>( 45 <text:s/>)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6" calcext:value-type="float">
            <text:p><text:s/>396 <text:s/></text:p>
          </table:table-cell>
          <table:table-cell table:style-name="ce50" office:value-type="float" office:value="754" calcext:value-type="float">
            <text:p><text:s/>7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148" calcext:value-type="float">
            <text:p><text:s/>7,1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5" calcext:value-type="float">
            <text:p><text:s/>5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097" calcext:value-type="float">
            <text:p><text:s/>7,0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6" calcext:value-type="float">
            <text:p><text:s/>396 <text:s/></text:p>
          </table:table-cell>
          <table:table-cell table:style-name="ce50" office:value-type="float" office:value="159" calcext:value-type="float">
            <text:p><text:s/>1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" calcext:value-type="float">
            <text:p><text:s/>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396" calcext:value-type="float">
            <text:p>( 39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3" calcext:value-type="float">
            <text:p><text:s/>6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2" calcext:value-type="float">
            <text:p><text:s/>23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39" calcext:value-type="float">
            <text:p><text:s/>43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26" calcext:value-type="float">
            <text:p><text:s/>1,8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8" calcext:value-type="float">
            <text:p><text:s/>1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57" calcext:value-type="float">
            <text:p><text:s/>4,1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1" calcext:value-type="float">
            <text:p><text:s/>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1" calcext:value-type="float">
            <text:p><text:s/>1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" calcext:value-type="float">
            <text:p><text:s/>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93" calcext:value-type="float">
            <text:p><text:s/>1,7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15" calcext:value-type="float">
            <text:p><text:s/>2,9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19158" calcext:value-type="float">
            <text:p><text:s/>2,619,1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07" calcext:value-type="float">
            <text:p><text:s/>4,5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914.8" calcext:value-type="float">
            <text:p><text:s/>58,91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07" calcext:value-type="float">
            <text:p><text:s/>4,5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914.8" calcext:value-type="float">
            <text:p><text:s/>58,91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19158" calcext:value-type="float">
            <text:p><text:s/>2,619,1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8" calcext:value-type="float">
            <text:p><text:s/>1,3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4" calcext:value-type="float">
            <text:p><text:s/>1,3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4" calcext:value-type="float">
            <text:p><text:s/>2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60.74" calcext:value-type="float">
            <text:p><text:s/>16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2171" calcext:value-type="float">
            <text:p><text:s/>132,1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241" calcext:value-type="float">
            <text:p><text:s/>19,241 <text:s/></text:p>
          </table:table-cell>
          <table:table-cell table:style-name="ce50" office:value-type="float" office:value="142230.3449" calcext:value-type="float">
            <text:p><text:s/>142,230 <text:s/></text:p>
          </table:table-cell>
          <table:table-cell table:style-name="ce50" office:value-type="float" office:value="69642.6551" calcext:value-type="float">
            <text:p><text:s/>69,643 <text:s/></text:p>
          </table:table-cell>
          <table:table-cell table:style-name="ce50" office:value-type="float" office:value="85858" calcext:value-type="float">
            <text:p><text:s/>85,8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55.382" calcext:value-type="float">
            <text:p><text:s/>1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42505" calcext:value-type="float">
            <text:p><text:s/>42,5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2" calcext:value-type="float">
            <text:p><text:s/>2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" calcext:value-type="float">
            <text:p><text:s/>1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5" calcext:value-type="float">
            <text:p><text:s/>5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43" calcext:value-type="float">
            <text:p><text:s/>10,7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38" calcext:value-type="float">
            <text:p><text:s/>4,3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5.358" calcext:value-type="float">
            <text:p><text:s/>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1380" calcext:value-type="float">
            <text:p><text:s/>101,3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241" calcext:value-type="float">
            <text:p><text:s/>19,241 <text:s/></text:p>
          </table:table-cell>
          <table:table-cell table:style-name="ce50" office:value-type="float" office:value="142230.3449" calcext:value-type="float">
            <text:p><text:s/>142,230 <text:s/></text:p>
          </table:table-cell>
          <table:table-cell table:style-name="ce50" office:value-type="float" office:value="69642.6551" calcext:value-type="float">
            <text:p><text:s/>69,643 <text:s/></text:p>
          </table:table-cell>
          <table:table-cell table:style-name="ce50" office:value-type="float" office:value="40187" calcext:value-type="float">
            <text:p><text:s/>40,187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853" calcext:value-type="float">
            <text:p><text:s/>14,85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061" calcext:value-type="float">
            <text:p><text:s/>3,06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72390" calcext:value-type="float">
            <text:p><text:s/>2,672,3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72390" calcext:value-type="float">
            <text:p><text:s/>2,672,3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672390" calcext:value-type="float">
            <text:p>( 2,672,39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84279" calcext:value-type="float">
            <text:p><text:s/>184,279 <text:s/></text:p>
          </table:table-cell>
          <table:table-cell table:style-name="ce50" office:value-type="float" office:value="338897" calcext:value-type="float">
            <text:p><text:s/>338,8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8720" calcext:value-type="float">
            <text:p><text:s/>78,7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480" calcext:value-type="float">
            <text:p><text:s/>12,48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637" calcext:value-type="float">
            <text:p><text:s/>34,6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4394" calcext:value-type="float">
            <text:p><text:s/>4,394 <text:s/></text:p>
          </table:table-cell>
          <table:table-cell table:style-name="ce50" office:value-type="float" office:value="1443672" calcext:value-type="float">
            <text:p><text:s/>1,443,6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3007.281188119" calcext:value-type="float">
            <text:p><text:s/>103,007 <text:s/></text:p>
          </table:table-cell>
          <table:table-cell table:style-name="ce50" office:value-type="float" office:value="229646" calcext:value-type="float">
            <text:p><text:s/>229,64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471.304347826" calcext:value-type="float">
            <text:p><text:s/>157,4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59980" calcext:value-type="float">
            <text:p><text:s/>59,980 <text:s/></text:p>
          </table:table-cell>
          <table:table-cell table:style-name="ce50" office:value-type="float" office:value="497673" calcext:value-type="float">
            <text:p><text:s/>497,6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70" calcext:value-type="float">
            <text:p><text:s/>2,57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86995" calcext:value-type="float">
            <text:p><text:s/>186,995 <text:s/></text:p>
          </table:table-cell>
          <table:table-cell table:style-name="ce50" office:value-type="float" office:value="-437316.538461538" calcext:value-type="float">
            <text:p><text:s/>-437,3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475.1089108911" calcext:value-type="float">
            <text:p><text:s/>51,475 <text:s/></text:p>
          </table:table-cell>
          <table:table-cell table:style-name="ce50" office:value-type="float" office:value="1920" calcext:value-type="float">
            <text:p><text:s/>1,920 <text:s/></text:p>
          </table:table-cell>
          <table:table-cell table:style-name="ce50" office:value-type="float" office:value="16278" calcext:value-type="float">
            <text:p><text:s/>16,2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0623.011111111" calcext:value-type="float">
            <text:p><text:s/>100,62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67090.0000000001" calcext:value-type="float">
            <text:p><text:s/>-67,090 <text:s/></text:p>
          </table:table-cell>
          <table:table-cell table:style-name="ce51" office:value-type="float" office:value="-1165131.46153846" calcext:value-type="float">
            <text:p><text:s/>-1,165,13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78332.3900990099" calcext:value-type="float">
            <text:p><text:s/>-78,332 <text:s/></text:p>
          </table:table-cell>
          <table:table-cell table:style-name="ce51" office:value-type="float" office:value="-231566" calcext:value-type="float">
            <text:p><text:s/>-231,566 <text:s/></text:p>
          </table:table-cell>
          <table:table-cell table:style-name="ce51" office:value-type="float" office:value="-3798" calcext:value-type="float">
            <text:p><text:s/>-3,798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223457.315458937" calcext:value-type="float">
            <text:p><text:s/>-223,45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78852" calcext:value-type="float">
            <text:p><text:s/>78,852 <text:s/></text:p>
          </table:table-cell>
          <table:table-cell table:style-name="ce50" office:value-type="float" office:value="1094728.53846154" calcext:value-type="float">
            <text:p><text:s/>1,094,72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09" calcext:value-type="float">
            <text:p><text:s/>10,90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8131.0555555556" calcext:value-type="float">
            <text:p><text:s/>78,13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5450" calcext:value-type="float">
            <text:p><text:s/>25,450 <text:s/></text:p>
          </table:table-cell>
          <table:table-cell table:style-name="ce50" office:value-type="float" office:value="1247530" calcext:value-type="float">
            <text:p><text:s/>1,247,5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5450" calcext:value-type="float">
            <text:p><text:s/>25,450 <text:s/></text:p>
          </table:table-cell>
          <table:table-cell table:style-name="ce50" office:value-type="float" office:value="1247530" calcext:value-type="float">
            <text:p><text:s/>1,247,5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197375" calcext:value-type="float">
            <text:p><text:s/>3,197,375 <text:s/></text:p>
          </table:table-cell>
          <table:table-cell table:style-name="ce50" office:value-type="float" office:value="9099509" calcext:value-type="float">
            <text:p><text:s/>9,099,5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8948.514851485" calcext:value-type="float">
            <text:p><text:s/>268,949 <text:s/></text:p>
          </table:table-cell>
          <table:table-cell table:style-name="ce50" office:value-type="float" office:value="592604" calcext:value-type="float">
            <text:p><text:s/>592,604 <text:s/></text:p>
          </table:table-cell>
          <table:table-cell table:style-name="ce50" office:value-type="float" office:value="40373" calcext:value-type="float">
            <text:p><text:s/>40,37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80690.462028985" calcext:value-type="float">
            <text:p><text:s/>980,69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180599.40818182" calcext:value-type="float">
            <text:p><text:s/>3,180,599 <text:s/></text:p>
          </table:table-cell>
          <table:table-cell table:style-name="ce50" office:value-type="float" office:value="9099509" calcext:value-type="float">
            <text:p><text:s/>9,099,5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8948.514851485" calcext:value-type="float">
            <text:p><text:s/>268,949 <text:s/></text:p>
          </table:table-cell>
          <table:table-cell table:style-name="ce50" office:value-type="float" office:value="592604" calcext:value-type="float">
            <text:p><text:s/>592,604 <text:s/></text:p>
          </table:table-cell>
          <table:table-cell table:style-name="ce50" office:value-type="float" office:value="40373" calcext:value-type="float">
            <text:p><text:s/>40,37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68412.544695652" calcext:value-type="float">
            <text:p><text:s/>968,41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6775.5918181818" calcext:value-type="float">
            <text:p><text:s/>16,77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2277.9173333333" calcext:value-type="float">
            <text:p><text:s/>12,27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1148" calcext:value-type="float">
            <text:p><text:s/>31,148 <text:s/></text:p>
          </table:table-cell>
          <table:table-cell table:style-name="ce50" office:value-type="float" office:value="1080901" calcext:value-type="float">
            <text:p><text:s/>1,080,9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204" calcext:value-type="float">
            <text:p><text:s/>20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876" calcext:value-type="float">
            <text:p><text:s/>1,876 <text:s/></text:p>
          </table:table-cell>
          <table:table-cell table:style-name="ce50" office:value-type="float" office:value="157461" calcext:value-type="float">
            <text:p><text:s/>157,4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12" calcext:value-type="float">
            <text:p><text:s/>1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8709" calcext:value-type="float">
            <text:p><text:s/>28,709 <text:s/></text:p>
          </table:table-cell>
          <table:table-cell table:style-name="ce50" office:value-type="float" office:value="923440" calcext:value-type="float">
            <text:p><text:s/>923,4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347" calcext:value-type="float">
            <text:p><text:s/>347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994835" calcext:value-type="float">
            <text:p><text:s/>2,994,835 <text:s/></text:p>
          </table:table-cell>
          <table:table-cell table:style-name="ce52" office:value-type="float" office:value="4511218" calcext:value-type="float">
            <text:p><text:s/>4,511,21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90616.124752475" calcext:value-type="float">
            <text:p><text:s/>190,616 <text:s/></text:p>
          </table:table-cell>
          <table:table-cell table:style-name="ce52" office:value-type="float" office:value="361038" calcext:value-type="float">
            <text:p><text:s/>361,038 <text:s/></text:p>
          </table:table-cell>
          <table:table-cell table:style-name="ce52" office:value-type="float" office:value="25666" calcext:value-type="float">
            <text:p><text:s/>25,666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679102.091014493" calcext:value-type="float">
            <text:p><text:s/>679,10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994835" calcext:value-type="float">
            <text:p><text:s/>2,994,835 <text:s/></text:p>
          </table:table-cell>
          <table:table-cell table:style-name="ce52" office:value-type="float" office:value="4511218" calcext:value-type="float">
            <text:p><text:s/>4,511,218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29651" calcext:value-type="float">
            <text:p><text:s/>229,651 <text:s/></text:p>
          </table:table-cell>
          <table:table-cell table:style-name="ce50" office:value-type="float" office:value="3733416" calcext:value-type="float">
            <text:p><text:s/>3,733,4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0939" calcext:value-type="float">
            <text:p><text:s/>30,939 <text:s/></text:p>
          </table:table-cell>
          <table:table-cell table:style-name="ce50" office:value-type="float" office:value="30387" calcext:value-type="float">
            <text:p><text:s/>30,3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0150" calcext:value-type="float">
            <text:p><text:s/>30,150 <text:s/></text:p>
          </table:table-cell>
          <table:table-cell table:style-name="ce50" office:value-type="float" office:value="377856" calcext:value-type="float">
            <text:p><text:s/>377,8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2688" calcext:value-type="float">
            <text:p><text:s/>12,688 <text:s/></text:p>
          </table:table-cell>
          <table:table-cell table:style-name="ce50" office:value-type="float" office:value="771259" calcext:value-type="float">
            <text:p><text:s/>771,2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259" calcext:value-type="float">
            <text:p><text:s/>259 <text:s/></text:p>
          </table:table-cell>
          <table:table-cell table:style-name="ce50" office:value-type="float" office:value="30552" calcext:value-type="float">
            <text:p><text:s/>30,5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2447" calcext:value-type="float">
            <text:p><text:s/>2,447 <text:s/></text:p>
          </table:table-cell>
          <table:table-cell table:style-name="ce50" office:value-type="float" office:value="7333" calcext:value-type="float">
            <text:p><text:s/>7,3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171" calcext:value-type="float">
            <text:p><text:s/>6,171 <text:s/></text:p>
          </table:table-cell>
          <table:table-cell table:style-name="ce50" office:value-type="float" office:value="383960" calcext:value-type="float">
            <text:p><text:s/>383,9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700" calcext:value-type="float">
            <text:p><text:s/>700 <text:s/></text:p>
          </table:table-cell>
          <table:table-cell table:style-name="ce50" office:value-type="float" office:value="779" calcext:value-type="float">
            <text:p><text:s/>7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546" calcext:value-type="float">
            <text:p><text:s/>1,546 <text:s/></text:p>
          </table:table-cell>
          <table:table-cell table:style-name="ce50" office:value-type="float" office:value="139092" calcext:value-type="float">
            <text:p><text:s/>139,0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397" calcext:value-type="float">
            <text:p><text:s/>1,397 <text:s/></text:p>
          </table:table-cell>
          <table:table-cell table:style-name="ce50" office:value-type="float" office:value="133716" calcext:value-type="float">
            <text:p><text:s/>133,7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397" calcext:value-type="float">
            <text:p>( 1,397 <text:s/>)</text:p>
          </table:table-cell>
          <table:table-cell table:style-name="ce53" office:value-type="float" office:value="133716" calcext:value-type="float">
            <text:p>( 133,716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49" calcext:value-type="float">
            <text:p><text:s/>149 <text:s/></text:p>
          </table:table-cell>
          <table:table-cell table:style-name="ce54" office:value-type="float" office:value="5376" calcext:value-type="float">
            <text:p><text:s/>5,37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620" calcext:value-type="float">
            <text:p><text:s/>620 <text:s/></text:p>
          </table:table-cell>
          <table:table-cell table:style-name="ce50" office:value-type="float" office:value="71794" calcext:value-type="float">
            <text:p><text:s/>71,7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77" calcext:value-type="float">
            <text:p><text:s/>577 <text:s/></text:p>
          </table:table-cell>
          <table:table-cell table:style-name="ce50" office:value-type="float" office:value="106487" calcext:value-type="float">
            <text:p><text:s/>106,4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7070" calcext:value-type="float">
            <text:p><text:s/>17,070 <text:s/></text:p>
          </table:table-cell>
          <table:table-cell table:style-name="ce54" office:value-type="float" office:value="765478" calcext:value-type="float">
            <text:p><text:s/>765,47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8678" calcext:value-type="float">
            <text:p><text:s/>28,678 <text:s/></text:p>
          </table:table-cell>
          <table:table-cell table:style-name="ce50" office:value-type="float" office:value="414270" calcext:value-type="float">
            <text:p><text:s/>414,2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2228" calcext:value-type="float">
            <text:p><text:s/>12,228 <text:s/></text:p>
          </table:table-cell>
          <table:table-cell table:style-name="ce50" office:value-type="float" office:value="26456" calcext:value-type="float">
            <text:p><text:s/>26,4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6450" calcext:value-type="float">
            <text:p><text:s/>16,450 <text:s/></text:p>
          </table:table-cell>
          <table:table-cell table:style-name="ce50" office:value-type="float" office:value="387814" calcext:value-type="float">
            <text:p><text:s/>387,8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984" calcext:value-type="float">
            <text:p>( 1,984 <text:s/>)</text:p>
          </table:table-cell>
          <table:table-cell table:style-name="ce53" office:value-type="float" office:value="19451" calcext:value-type="float">
            <text:p>( 19,45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732" calcext:value-type="float">
            <text:p>( 2,732 <text:s/>)</text:p>
          </table:table-cell>
          <table:table-cell table:style-name="ce55" office:value-type="float" office:value="166820" calcext:value-type="float">
            <text:p>( 166,820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290" calcext:value-type="float">
            <text:p><text:s/>18,290 <text:s/></text:p>
          </table:table-cell>
          <table:table-cell table:style-name="ce50" office:value-type="float" office:value="411467" calcext:value-type="float">
            <text:p><text:s/>411,4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5714" calcext:value-type="float">
            <text:p><text:s/>15,714 <text:s/></text:p>
          </table:table-cell>
          <table:table-cell table:style-name="ce50" office:value-type="float" office:value="377217" calcext:value-type="float">
            <text:p><text:s/>377,2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576" calcext:value-type="float">
            <text:p><text:s/>2,576 <text:s/></text:p>
          </table:table-cell>
          <table:table-cell table:style-name="ce50" office:value-type="float" office:value="34250" calcext:value-type="float">
            <text:p><text:s/>34,2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" calcext:value-type="float">
            <text:p>( 2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5298" calcext:value-type="float">
            <text:p><text:s/>5,298 <text:s/></text:p>
          </table:table-cell>
          <table:table-cell table:style-name="ce50" office:value-type="float" office:value="84474" calcext:value-type="float">
            <text:p><text:s/>84,4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663" calcext:value-type="float">
            <text:p><text:s/>5,663 <text:s/></text:p>
          </table:table-cell>
          <table:table-cell table:style-name="ce54" office:value-type="float" office:value="13471" calcext:value-type="float">
            <text:p><text:s/>13,47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336" calcext:value-type="float">
            <text:p><text:s/>4,336 <text:s/></text:p>
          </table:table-cell>
          <table:table-cell table:style-name="ce50" office:value-type="float" office:value="46569" calcext:value-type="float">
            <text:p><text:s/>46,5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7238" calcext:value-type="float">
            <text:p><text:s/>7,238 <text:s/></text:p>
          </table:table-cell>
          <table:table-cell table:style-name="ce50" office:value-type="float" office:value="16226" calcext:value-type="float">
            <text:p><text:s/>16,2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078" calcext:value-type="float">
            <text:p><text:s/>1,078 <text:s/></text:p>
          </table:table-cell>
          <table:table-cell table:style-name="ce50" office:value-type="float" office:value="19131" calcext:value-type="float">
            <text:p><text:s/>19,1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664" calcext:value-type="float">
            <text:p><text:s/>664 <text:s/></text:p>
          </table:table-cell>
          <table:table-cell table:style-name="ce50" office:value-type="float" office:value="112" calcext:value-type="float">
            <text:p><text:s/>1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55239" calcext:value-type="float">
            <text:p><text:s/>55,239 <text:s/></text:p>
          </table:table-cell>
          <table:table-cell table:style-name="ce50" office:value-type="float" office:value="42719" calcext:value-type="float">
            <text:p><text:s/>42,7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1854761" calcext:value-type="float">
            <text:p><text:s/>1,854,761 <text:s/></text:p>
          </table:table-cell>
          <table:table-cell table:style-name="ce50" office:value-type="float" office:value="186978" calcext:value-type="float">
            <text:p><text:s/>186,9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1802299" calcext:value-type="float">
            <text:p><text:s/>1,802,29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3013" calcext:value-type="float">
            <text:p><text:s/>43,01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9449" calcext:value-type="float">
            <text:p><text:s/>9,449 <text:s/></text:p>
          </table:table-cell>
          <table:table-cell table:style-name="ce50" office:value-type="float" office:value="186978" calcext:value-type="float">
            <text:p><text:s/>186,9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646051" calcext:value-type="float">
            <text:p><text:s/>646,051 <text:s/></text:p>
          </table:table-cell>
          <table:table-cell table:style-name="ce50" office:value-type="float" office:value="296202" calcext:value-type="float">
            <text:p><text:s/>296,2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4358" calcext:value-type="float">
            <text:p><text:s/>4,358 <text:s/></text:p>
          </table:table-cell>
          <table:table-cell table:style-name="ce50" office:value-type="float" office:value="2973" calcext:value-type="float">
            <text:p><text:s/>2,97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641693" calcext:value-type="float">
            <text:p><text:s/>641,693 <text:s/></text:p>
          </table:table-cell>
          <table:table-cell table:style-name="ce51" office:value-type="float" office:value="293229" calcext:value-type="float">
            <text:p><text:s/>293,22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64372" calcext:value-type="float">
            <text:p><text:s/>264,372 <text:s/></text:p>
          </table:table-cell>
          <table:table-cell table:style-name="ce50" office:value-type="float" office:value="294622" calcext:value-type="float">
            <text:p><text:s/>294,6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7552" calcext:value-type="float">
            <text:p><text:s/>7,552 <text:s/></text:p>
          </table:table-cell>
          <table:table-cell table:style-name="ce50" office:value-type="float" office:value="39455" calcext:value-type="float">
            <text:p><text:s/>39,4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7554" calcext:value-type="float">
            <text:p><text:s/>7,554 <text:s/></text:p>
          </table:table-cell>
          <table:table-cell table:style-name="ce50" office:value-type="float" office:value="3565" calcext:value-type="float">
            <text:p><text:s/>3,5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30464" calcext:value-type="float">
            <text:p><text:s/>30,464 <text:s/></text:p>
          </table:table-cell>
          <table:table-cell table:style-name="ce50" office:value-type="float" office:value="45" calcext:value-type="float">
            <text:p><text:s/>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4892" calcext:value-type="float">
            <text:p><text:s/>4,892 <text:s/></text:p>
          </table:table-cell>
          <table:table-cell table:style-name="ce50" office:value-type="float" office:value="2345" calcext:value-type="float">
            <text:p><text:s/>2,3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5810" calcext:value-type="float">
            <text:p><text:s/>5,810 <text:s/></text:p>
          </table:table-cell>
          <table:table-cell table:style-name="ce50" office:value-type="float" office:value="4810" calcext:value-type="float">
            <text:p><text:s/>4,8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82810" calcext:value-type="float">
            <text:p><text:s/>182,810 <text:s/></text:p>
          </table:table-cell>
          <table:table-cell table:style-name="ce50" office:value-type="float" office:value="207210" calcext:value-type="float">
            <text:p><text:s/>207,2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5290" calcext:value-type="float">
            <text:p><text:s/>25,290 <text:s/></text:p>
          </table:table-cell>
          <table:table-cell table:style-name="ce51" office:value-type="float" office:value="37192" calcext:value-type="float">
            <text:p><text:s/>37,19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0616.124752475" calcext:value-type="float">
            <text:p><text:s/>190,616 <text:s/></text:p>
          </table:table-cell>
          <table:table-cell table:style-name="ce50" office:value-type="float" office:value="361038" calcext:value-type="float">
            <text:p><text:s/>361,038 <text:s/></text:p>
          </table:table-cell>
          <table:table-cell table:style-name="ce50" office:value-type="float" office:value="25666" calcext:value-type="float">
            <text:p><text:s/>25,66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79102.091014493" calcext:value-type="float">
            <text:p><text:s/>679,10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0616.124752475" calcext:value-type="float">
            <text:p><text:s/>190,616 <text:s/></text:p>
          </table:table-cell>
          <table:table-cell table:style-name="ce50" office:value-type="float" office:value="361038" calcext:value-type="float">
            <text:p><text:s/>361,038 <text:s/></text:p>
          </table:table-cell>
          <table:table-cell table:style-name="ce50" office:value-type="float" office:value="25666" calcext:value-type="float">
            <text:p><text:s/>25,66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79102.091014493" calcext:value-type="float">
            <text:p><text:s/>679,10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99393.9745131636" calcext:value-type="float">
            <text:p><text:s/>99,394 <text:s/></text:p>
          </table:table-cell>
          <table:table-cell table:style-name="ce57" office:value-type="float" office:value="5140909.80148684" calcext:value-type="float">
            <text:p><text:s/>5,140,91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9393.9745131636" calcext:value-type="float">
            <text:p><text:s/>99,394 <text:s/></text:p>
          </table:table-cell>
          <table:table-cell table:style-name="ce57" office:value-type="float" office:value="5140909.80148684" calcext:value-type="float">
            <text:p><text:s/>5,140,91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904641.136363636" calcext:value-type="float">
            <text:p><text:s/>904,641 <text:s/></text:p>
          </table:table-cell>
          <table:table-cell table:style-name="ce49" office:value-type="float" office:value="1326807" calcext:value-type="float">
            <text:p><text:s/>1,326,807 <text:s/></text:p>
          </table:table-cell>
          <table:table-cell table:number-columns-repeated="7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25083.636363636" calcext:value-type="float">
            <text:p><text:s/>125,084 <text:s/></text:p>
          </table:table-cell>
          <table:table-cell table:style-name="ce50" office:value-type="float" office:value="183456" calcext:value-type="float">
            <text:p><text:s/>183,4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79557.5" calcext:value-type="float">
            <text:p><text:s/>779,558 <text:s/></text:p>
          </table:table-cell>
          <table:table-cell table:style-name="ce51" office:value-type="float" office:value="1143351" calcext:value-type="float">
            <text:p><text:s/>1,143,35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7119.7727272727" calcext:value-type="float">
            <text:p><text:s/>47,120 <text:s/></text:p>
          </table:table-cell>
          <table:table-cell table:style-name="ce50" office:value-type="float" office:value="69109" calcext:value-type="float">
            <text:p><text:s/>69,1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7119.7727272727" calcext:value-type="float">
            <text:p><text:s/>47,120 <text:s/></text:p>
          </table:table-cell>
          <table:table-cell table:style-name="ce50" office:value-type="float" office:value="69109" calcext:value-type="float">
            <text:p><text:s/>69,1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32437.727272727" calcext:value-type="float">
            <text:p><text:s/>732,438 <text:s/></text:p>
          </table:table-cell>
          <table:table-cell table:style-name="ce52" office:value-type="float" office:value="1074242" calcext:value-type="float">
            <text:p><text:s/>1,074,242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06554.090909091" calcext:value-type="float">
            <text:p><text:s/>506,554 <text:s/></text:p>
          </table:table-cell>
          <table:table-cell table:style-name="ce52" office:value-type="float" office:value="742946" calcext:value-type="float">
            <text:p><text:s/>742,946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46494.090909091" calcext:value-type="float">
            <text:p><text:s/>146,494 <text:s/></text:p>
          </table:table-cell>
          <table:table-cell table:style-name="ce50" office:value-type="float" office:value="214858" calcext:value-type="float">
            <text:p><text:s/>214,8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93.636363636364" calcext:value-type="float">
            <text:p><text:s/>194 <text:s/></text:p>
          </table:table-cell>
          <table:table-cell table:style-name="ce50" office:value-type="float" office:value="284" calcext:value-type="float">
            <text:p><text:s/>2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065.68181818182" calcext:value-type="float">
            <text:p><text:s/>1,066 <text:s/></text:p>
          </table:table-cell>
          <table:table-cell table:style-name="ce50" office:value-type="float" office:value="1563" calcext:value-type="float">
            <text:p><text:s/>1,5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60.454545454545" calcext:value-type="float">
            <text:p><text:s/>560 <text:s/></text:p>
          </table:table-cell>
          <table:table-cell table:style-name="ce50" office:value-type="float" office:value="822" calcext:value-type="float">
            <text:p><text:s/>8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2.2727272727273" calcext:value-type="float">
            <text:p><text:s/>12 <text:s/></text:p>
          </table:table-cell>
          <table:table-cell table:style-name="ce50" office:value-type="float" office:value="18" calcext:value-type="float">
            <text:p><text:s/>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47.0454545454546" calcext:value-type="float">
            <text:p><text:s/>47 <text:s/></text:p>
          </table:table-cell>
          <table:table-cell table:style-name="ce50" office:value-type="float" office:value="69" calcext:value-type="float">
            <text:p><text:s/>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.681818181818182" calcext:value-type="float">
            <text:p><text:s/>1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.36363636363636" calcext:value-type="float">
            <text:p><text:s/>1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4120.6818181818" calcext:value-type="float">
            <text:p><text:s/>24,121 <text:s/></text:p>
          </table:table-cell>
          <table:table-cell table:style-name="ce50" office:value-type="float" office:value="35377" calcext:value-type="float">
            <text:p><text:s/>35,3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23603.1818181818" calcext:value-type="float">
            <text:p><text:s/>23,603 <text:s/></text:p>
          </table:table-cell>
          <table:table-cell table:style-name="ce50" office:value-type="float" office:value="34618" calcext:value-type="float">
            <text:p><text:s/>34,6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3603.1818181818" calcext:value-type="float">
            <text:p>( 23,603 <text:s/>)</text:p>
          </table:table-cell>
          <table:table-cell table:style-name="ce53" office:value-type="float" office:value="34618" calcext:value-type="float">
            <text:p>( 34,61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73.863636363636" calcext:value-type="float">
            <text:p><text:s/>174 <text:s/></text:p>
          </table:table-cell>
          <table:table-cell table:style-name="ce50" office:value-type="float" office:value="255" calcext:value-type="float">
            <text:p><text:s/>2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43.636363636364" calcext:value-type="float">
            <text:p><text:s/>344 <text:s/></text:p>
          </table:table-cell>
          <table:table-cell table:style-name="ce50" office:value-type="float" office:value="504" calcext:value-type="float">
            <text:p><text:s/>5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679.772727272727" calcext:value-type="float">
            <text:p><text:s/>680 <text:s/></text:p>
          </table:table-cell>
          <table:table-cell table:style-name="ce50" office:value-type="float" office:value="997" calcext:value-type="float">
            <text:p><text:s/>9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72.2727272727273" calcext:value-type="float">
            <text:p><text:s/>72 <text:s/></text:p>
          </table:table-cell>
          <table:table-cell table:style-name="ce50" office:value-type="float" office:value="106" calcext:value-type="float">
            <text:p><text:s/>1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99690.6818181818" calcext:value-type="float">
            <text:p><text:s/>99,691 <text:s/></text:p>
          </table:table-cell>
          <table:table-cell table:style-name="ce50" office:value-type="float" office:value="146213" calcext:value-type="float">
            <text:p><text:s/>146,2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99690.6818181818" calcext:value-type="float">
            <text:p><text:s/>99,691 <text:s/></text:p>
          </table:table-cell>
          <table:table-cell table:style-name="ce50" office:value-type="float" office:value="146213" calcext:value-type="float">
            <text:p><text:s/>146,2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4836.5909090909" calcext:value-type="float">
            <text:p>( 54,837 <text:s/>)</text:p>
          </table:table-cell>
          <table:table-cell table:style-name="ce53" office:value-type="float" office:value="80427" calcext:value-type="float">
            <text:p>( 80,42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6785.2272727273" calcext:value-type="float">
            <text:p>( 26,785 <text:s/>)</text:p>
          </table:table-cell>
          <table:table-cell table:style-name="ce55" office:value-type="float" office:value="39285" calcext:value-type="float">
            <text:p>( 39,285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34.545454545455" calcext:value-type="float">
            <text:p><text:s/>835 <text:s/></text:p>
          </table:table-cell>
          <table:table-cell table:style-name="ce50" office:value-type="float" office:value="1224" calcext:value-type="float">
            <text:p><text:s/>1,2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34.545454545455" calcext:value-type="float">
            <text:p><text:s/>835 <text:s/></text:p>
          </table:table-cell>
          <table:table-cell table:style-name="ce50" office:value-type="float" office:value="1224" calcext:value-type="float">
            <text:p><text:s/>1,2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773.863636363636" calcext:value-type="float">
            <text:p><text:s/>774 <text:s/></text:p>
          </table:table-cell>
          <table:table-cell table:style-name="ce50" office:value-type="float" office:value="1135" calcext:value-type="float">
            <text:p><text:s/>1,1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743.181818181818" calcext:value-type="float">
            <text:p><text:s/>743 <text:s/></text:p>
          </table:table-cell>
          <table:table-cell table:style-name="ce54" office:value-type="float" office:value="1090" calcext:value-type="float">
            <text:p><text:s/>1,09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843.63636363636" calcext:value-type="float">
            <text:p><text:s/>1,844 <text:s/></text:p>
          </table:table-cell>
          <table:table-cell table:style-name="ce50" office:value-type="float" office:value="2704" calcext:value-type="float">
            <text:p><text:s/>2,7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5854.3181818182" calcext:value-type="float">
            <text:p><text:s/>15,854 <text:s/></text:p>
          </table:table-cell>
          <table:table-cell table:style-name="ce50" office:value-type="float" office:value="23253" calcext:value-type="float">
            <text:p><text:s/>23,2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61805.4545454545" calcext:value-type="float">
            <text:p><text:s/>61,805 <text:s/></text:p>
          </table:table-cell>
          <table:table-cell table:style-name="ce50" office:value-type="float" office:value="90648" calcext:value-type="float">
            <text:p><text:s/>90,6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53587.5" calcext:value-type="float">
            <text:p><text:s/>53,588 <text:s/></text:p>
          </table:table-cell>
          <table:table-cell table:style-name="ce50" office:value-type="float" office:value="78595" calcext:value-type="float">
            <text:p><text:s/>78,5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5836.36363636364" calcext:value-type="float">
            <text:p><text:s/>5,836 <text:s/></text:p>
          </table:table-cell>
          <table:table-cell table:style-name="ce50" office:value-type="float" office:value="8560" calcext:value-type="float">
            <text:p><text:s/>8,5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381.59090909091" calcext:value-type="float">
            <text:p><text:s/>2,382 <text:s/></text:p>
          </table:table-cell>
          <table:table-cell table:style-name="ce51" office:value-type="float" office:value="3493" calcext:value-type="float">
            <text:p><text:s/>3,49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298254.545454545" calcext:value-type="float">
            <text:p><text:s/>298,255 <text:s/></text:p>
          </table:table-cell>
          <table:table-cell table:style-name="ce52" office:value-type="float" office:value="437440" calcext:value-type="float">
            <text:p><text:s/>437,440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25883.636363636" calcext:value-type="float">
            <text:p><text:s/>225,884 <text:s/></text:p>
          </table:table-cell>
          <table:table-cell table:style-name="ce50" office:value-type="float" office:value="331296" calcext:value-type="float">
            <text:p><text:s/>331,2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25883.636363636" calcext:value-type="float">
            <text:p><text:s/>225,884 <text:s/></text:p>
          </table:table-cell>
          <table:table-cell table:style-name="ce50" office:value-type="float" office:value="331296" calcext:value-type="float">
            <text:p><text:s/>331,2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6001129.74" calcext:value-type="float">
            <text:p><text:s/>6,001,130 <text:s/></text:p>
          </table:table-cell>
          <table:table-cell table:style-name="ce49" office:value-type="float" office:value="2955.88" calcext:value-type="float">
            <text:p><text:s/>2,956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8726740" calcext:value-type="float">
            <text:p><text:s/>28,726,7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8726740" calcext:value-type="float">
            <text:p><text:s/>28,726,740 <text:s/></text:p>
          </table:table-cell>
          <table:table-cell table:style-name="ce51" office:value-type="float" office:value="6001129.74" calcext:value-type="float">
            <text:p><text:s/>6,001,130 <text:s/></text:p>
          </table:table-cell>
          <table:table-cell table:style-name="ce51" office:value-type="float" office:value="2955.88" calcext:value-type="float">
            <text:p><text:s/>2,95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345.035904" calcext:value-type="float">
            <text:p><text:s/>1,34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8726740" calcext:value-type="float">
            <text:p><text:s/>28,726,740 <text:s/></text:p>
          </table:table-cell>
          <table:table-cell table:style-name="ce50" office:value-type="float" office:value="6926138.74" calcext:value-type="float">
            <text:p><text:s/>6,926,139 <text:s/></text:p>
          </table:table-cell>
          <table:table-cell table:style-name="ce50" office:value-type="float" office:value="2955.88" calcext:value-type="float">
            <text:p><text:s/>2,95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8726740" calcext:value-type="float">
            <text:p><text:s/>28,726,740 <text:s/></text:p>
          </table:table-cell>
          <table:table-cell table:style-name="ce50" office:value-type="float" office:value="6926138.74" calcext:value-type="float">
            <text:p><text:s/>6,926,139 <text:s/></text:p>
          </table:table-cell>
          <table:table-cell table:style-name="ce50" office:value-type="float" office:value="2955.88" calcext:value-type="float">
            <text:p><text:s/>2,95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5009" calcext:value-type="float">
            <text:p><text:s/>925,0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556760.512" calcext:value-type="float">
            <text:p><text:s/>55,556,76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5009" calcext:value-type="float">
            <text:p><text:s/>925,0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556760.512" calcext:value-type="float">
            <text:p><text:s/>55,556,761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64661.913" calcext:value-type="float">
            <text:p><text:s/>5,364,66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7985.445" calcext:value-type="float">
            <text:p><text:s/>157,98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83.459" calcext:value-type="float">
            <text:p><text:s/>3,68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6104.892" calcext:value-type="float">
            <text:p><text:s/>86,10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06649.482" calcext:value-type="float">
            <text:p><text:s/>1,106,64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64331.635" calcext:value-type="float">
            <text:p><text:s/>2,764,33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45907" calcext:value-type="float">
            <text:p><text:s/>1,245,90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874962.919096" calcext:value-type="float">
            <text:p><text:s/>2,874,963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7315790.644" calcext:value-type="float">
            <text:p><text:s/>47,315,791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7315790.644" calcext:value-type="float">
            <text:p><text:s/>47,315,7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793355.29" calcext:value-type="float">
            <text:p><text:s/>28,793,3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5142.896" calcext:value-type="float">
            <text:p><text:s/>275,1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95766.056" calcext:value-type="float">
            <text:p><text:s/>1,595,7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32227.257" calcext:value-type="float">
            <text:p><text:s/>5,232,2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050.746" calcext:value-type="float">
            <text:p><text:s/>112,0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3754.877" calcext:value-type="float">
            <text:p><text:s/>583,7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47843.245" calcext:value-type="float">
            <text:p><text:s/>1,747,8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5673.638" calcext:value-type="float">
            <text:p><text:s/>95,6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35883.23" calcext:value-type="float">
            <text:p><text:s/>5,435,8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4965.128" calcext:value-type="float">
            <text:p><text:s/>1,484,9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262195.795" calcext:value-type="float">
            <text:p>( 1,262,19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22769.333" calcext:value-type="float">
            <text:p>( 222,76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72371.266" calcext:value-type="float">
            <text:p><text:s/>2,172,3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78546.836" calcext:value-type="float">
            <text:p><text:s/>1,778,54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07047.862" calcext:value-type="float">
            <text:p><text:s/>907,0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5942.159" calcext:value-type="float">
            <text:p><text:s/>405,942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215689.96" calcext:value-type="float">
            <text:p><text:s/>1,215,6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60068.44" calcext:value-type="float">
            <text:p><text:s/>2,560,06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31579.139" calcext:value-type="float">
            <text:p><text:s/>1,731,5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8489.301" calcext:value-type="float">
            <text:p><text:s/>828,4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56501.551" calcext:value-type="float">
            <text:p><text:s/>3,456,5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05024.613" calcext:value-type="float">
            <text:p><text:s/>3,305,0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1476.938" calcext:value-type="float">
            <text:p><text:s/>151,4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2573.154" calcext:value-type="float">
            <text:p>( 62,57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59153.227" calcext:value-type="float">
            <text:p><text:s/>1,359,153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672734.376" calcext:value-type="float">
            <text:p><text:s/>672,7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36988.116" calcext:value-type="float">
            <text:p><text:s/>1,636,9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7359.953" calcext:value-type="float">
            <text:p><text:s/>517,3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0602.201" calcext:value-type="float">
            <text:p><text:s/>370,6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6066.775" calcext:value-type="float">
            <text:p><text:s/>566,0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858.725" calcext:value-type="float">
            <text:p><text:s/>46,859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8006.621" calcext:value-type="float">
            <text:p><text:s/>238,0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8006.621" calcext:value-type="float">
            <text:p><text:s/>238,0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4790.99" calcext:value-type="float">
            <text:p><text:s/>1,124,7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1289.548" calcext:value-type="float">
            <text:p><text:s/>181,29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43501.442" calcext:value-type="float">
            <text:p><text:s/>943,50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28143.155" calcext:value-type="float">
            <text:p><text:s/>7,028,1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81769.416551745" calcext:value-type="float">
            <text:p><text:s/>781,7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5896.400056742" calcext:value-type="float">
            <text:p><text:s/>325,8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0485.051" calcext:value-type="float">
            <text:p><text:s/>150,4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2604.052" calcext:value-type="float">
            <text:p><text:s/>152,6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5084.239" calcext:value-type="float">
            <text:p><text:s/>235,0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6582.548445459" calcext:value-type="float">
            <text:p><text:s/>176,5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488.612177833" calcext:value-type="float">
            <text:p><text:s/>71,4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96868.510768221" calcext:value-type="float">
            <text:p><text:s/>996,8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49968.053" calcext:value-type="float">
            <text:p><text:s/>1,249,96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2887396.272" calcext:value-type="float">
            <text:p><text:s/>2,887,396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0131494.588" calcext:value-type="float">
            <text:p><text:s/>10,131,4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8726740" calcext:value-type="float">
            <text:p><text:s/>28,726,740 <text:s/></text:p>
          </table:table-cell>
          <table:table-cell table:style-name="ce57" office:value-type="float" office:value="6926138.74" calcext:value-type="float">
            <text:p><text:s/>6,926,139 <text:s/></text:p>
          </table:table-cell>
          <table:table-cell table:style-name="ce57" office:value-type="float" office:value="2955.88" calcext:value-type="float">
            <text:p><text:s/>2,956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8726740" calcext:value-type="float">
            <text:p><text:s/>28,726,740 <text:s/></text:p>
          </table:table-cell>
          <table:table-cell table:style-name="ce57" office:value-type="float" office:value="6926138.74" calcext:value-type="float">
            <text:p><text:s/>6,926,139 <text:s/></text:p>
          </table:table-cell>
          <table:table-cell table:style-name="ce57" office:value-type="float" office:value="2955.88" calcext:value-type="float">
            <text:p><text:s/>2,956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